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922cm" fo:min-width="14.662cm"/>
    </style:style>
    <style:style style:name="gr2" style:family="graphic" style:parent-style-name="standard">
      <style:graphic-properties draw:textarea-horizontal-align="justify" draw:textarea-vertical-align="middle" draw:auto-grow-height="false" fo:min-height="3.664cm" fo:min-width="4.845cm"/>
    </style:style>
    <style:style style:name="gr3" style:family="graphic" style:parent-style-name="standard">
      <style:graphic-properties draw:textarea-horizontal-align="justify" draw:textarea-vertical-align="middle" draw:auto-grow-height="false" fo:min-height="2.632cm" fo:min-width="4.845cm"/>
    </style:style>
    <style:style style:name="gr4" style:family="graphic" style:parent-style-name="standard">
      <style:graphic-properties draw:textarea-horizontal-align="justify" draw:textarea-vertical-align="middle" draw:auto-grow-height="false" fo:min-height="2.221cm" fo:min-width="4.845cm"/>
    </style:style>
    <style:style style:name="gr5" style:family="graphic" style:parent-style-name="standard">
      <style:graphic-properties draw:textarea-horizontal-align="justify" draw:textarea-vertical-align="middle" draw:auto-grow-height="false" fo:min-height="3.454cm" fo:min-width="4.845cm"/>
    </style:style>
    <style:style style:name="gr6" style:family="graphic" style:parent-style-name="standard">
      <style:graphic-properties draw:stroke="none" svg:stroke-color="#000000" draw:fill="none" draw:fill-color="#ffffff" fo:min-height="1.175cm"/>
    </style:style>
    <style:style style:name="gr7" style:family="graphic" style:parent-style-name="standard">
      <style:graphic-properties svg:stroke-color="#3465a4" draw:marker-end="Arrowheads_20_1" draw:textarea-horizontal-align="center" draw:textarea-vertical-align="middle"/>
    </style:style>
    <style:style style:name="gr8" style:family="graphic" style:parent-style-name="standard">
      <style:graphic-properties svg:stroke-color="#3465a4" draw:marker-end="" draw:textarea-horizontal-align="center" draw:textarea-vertical-align="middle"/>
    </style:style>
    <style:style style:name="gr9" style:family="graphic" style:parent-style-name="standard">
      <style:graphic-properties svg:stroke-color="#3465a4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476cm" fo:min-width="4.845cm"/>
    </style:style>
    <style:style style:name="gr11" style:family="graphic" style:parent-style-name="standard">
      <style:graphic-properties draw:textarea-horizontal-align="justify" draw:textarea-vertical-align="middle" draw:auto-grow-height="false" fo:min-height="2.222cm" fo:min-width="4.845cm"/>
    </style:style>
    <style:style style:name="P1" style:family="paragraph">
      <loext:graphic-properties draw:fill="none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T1" style:family="text">
      <style:text-properties fo:font-size="12pt"/>
    </style:style>
    <style:style style:name="T2" style:family="text">
      <style:text-properties fo:font-size="12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Shape1" draw:style-name="gr1" draw:text-style-name="P1" draw:layer="layout" svg:width="16.802cm" svg:height="19.812cm" svg:x="2.493cm" svg:y="4.04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2" draw:style-name="gr2" draw:text-style-name="P3" draw:layer="layout" svg:width="5.345cm" svg:height="3.914cm" svg:x="4.213cm" svg:y="7.46cm">
            <text:p text:style-name="P2"><text:span text:style-name="T1">MOD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Shape2" draw:style-name="gr3" draw:text-style-name="P3" draw:layer="layout" svg:width="5.345cm" svg:height="2.882cm" svg:x="12.214cm" svg:y="5.591cm">
            <text:p text:style-name="P2"><text:span text:style-name="T1">WEB VIEWS</text:span></text:p>
            <draw:enhanced-geometry svg:viewBox="0 0 21600 21600" draw:type="rectangle" draw:enhanced-path="M 0 0 L 21600 0 21600 21600 0 21600 0 0 Z N"/>
          </draw:custom-shape>
          <draw:custom-shape draw:name="Shape2" draw:style-name="gr4" draw:text-style-name="P3" draw:layer="layout" svg:width="5.345cm" svg:height="2.471cm" svg:x="12.214cm" svg:y="15.774cm">
            <text:p text:style-name="P2"><text:span text:style-name="T1">API</text:span></text:p>
            <draw:enhanced-geometry svg:viewBox="0 0 21600 21600" draw:type="rectangle" draw:enhanced-path="M 0 0 L 21600 0 21600 21600 0 21600 0 0 Z N"/>
          </draw:custom-shape>
          <draw:custom-shape draw:name="Shape2" draw:style-name="gr5" draw:text-style-name="P3" draw:layer="layout" svg:width="5.345cm" svg:height="3.704cm" svg:x="4.213cm" svg:y="14.258cm">
            <text:p text:style-name="P2"><text:span text:style-name="T1">CONTROLLERS</text:span></text:p>
            <draw:enhanced-geometry svg:viewBox="0 0 21600 21600" draw:type="rectangle" draw:enhanced-path="M 0 0 L 21600 0 21600 21600 0 21600 0 0 Z N"/>
          </draw:custom-shape>
          <draw:frame draw:name="Shape4" draw:style-name="gr6" draw:text-style-name="P4" draw:layer="layout" svg:width="7.145cm" svg:height="1.425cm" svg:x="7.573cm" svg:y="4.174cm">
            <draw:text-box>
              <text:p><text:span text:style-name="T2">ONLINE SHOP APPLICATION</text:span></text:p>
            </draw:text-box>
          </draw:frame>
          <draw:line draw:name="Shape3" draw:style-name="gr7" draw:text-style-name="P3" draw:layer="layout" svg:x1="6.779cm" svg:y1="11.373cm" svg:x2="6.779cm" svg:y2="14.256cm">
            <text:p/>
          </draw:line>
          <draw:line draw:name="Shape3" draw:style-name="gr7" draw:text-style-name="P3" draw:layer="layout" svg:x1="10.64cm" svg:y1="7.375cm" svg:x2="12.213cm" svg:y2="7.375cm">
            <text:p/>
          </draw:line>
          <draw:line draw:name="Shape3" draw:style-name="gr8" draw:text-style-name="P3" draw:layer="layout" svg:x1="9.557cm" svg:y1="16.184cm" svg:x2="10.619cm" svg:y2="16.184cm">
            <text:p/>
          </draw:line>
          <draw:line draw:name="Shape5" draw:style-name="gr9" draw:text-style-name="P3" draw:layer="layout" svg:x1="10.64cm" svg:y1="7.375cm" svg:x2="10.64cm" svg:y2="16.922cm">
            <text:p/>
          </draw:line>
          <draw:custom-shape draw:name="Shape2" draw:style-name="gr10" draw:text-style-name="P3" draw:layer="layout" svg:width="5.345cm" svg:height="2.726cm" svg:x="12.214cm" svg:y="10.763cm">
            <text:p text:style-name="P2"><text:span text:style-name="T1">USSD</text:span></text:p>
            <draw:enhanced-geometry svg:viewBox="0 0 21600 21600" draw:type="rectangle" draw:enhanced-path="M 0 0 L 21600 0 21600 21600 0 21600 0 0 Z N"/>
          </draw:custom-shape>
          <draw:line draw:name="Shape3" draw:style-name="gr7" draw:text-style-name="P3" draw:layer="layout" svg:x1="10.64cm" svg:y1="12.165cm" svg:x2="12.213cm" svg:y2="12.165cm">
            <text:p/>
          </draw:line>
          <draw:line draw:name="Shape3" draw:style-name="gr7" draw:text-style-name="P3" draw:layer="layout" svg:x1="10.64cm" svg:y1="16.921cm" svg:x2="12.213cm" svg:y2="16.921cm">
            <text:p/>
          </draw:line>
          <draw:custom-shape draw:name="Shape2" draw:style-name="gr11" draw:text-style-name="P3" draw:layer="layout" svg:width="5.345cm" svg:height="2.472cm" svg:x="12.214cm" svg:y="20.515cm">
            <text:p text:style-name="P2"><text:span text:style-name="T1">MOBILE APPLICATION</text:span></text:p>
            <draw:enhanced-geometry svg:viewBox="0 0 21600 21600" draw:type="rectangle" draw:enhanced-path="M 0 0 L 21600 0 21600 21600 0 21600 0 0 Z N"/>
          </draw:custom-shape>
          <draw:line draw:name="Shape3" draw:style-name="gr7" draw:text-style-name="P3" draw:layer="layout" svg:x1="14.78cm" svg:y1="18.245cm" svg:x2="14.78cm" svg:y2="20.51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00:56:31.813384502</meta:creation-date>
    <dc:date>2020-06-01T01:00:27.801272818</dc:date>
    <meta:editing-duration>PT3M56S</meta:editing-duration>
    <meta:editing-cycles>1</meta:editing-cycles>
    <meta:document-statistic meta:object-count="16"/>
    <meta:generator>LibreOffice/6.0.7.3$Linux_X86_64 LibreOffice_project/00m0$Build-3</meta:generator>
  </office:meta>
</office:document-meta>
</file>